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391e04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391e04"/>
    </style:style>
    <style:style style:name="P13" style:family="paragraph" style:parent-style-name="Standard">
      <style:text-properties officeooo:rsid="00339184" officeooo:paragraph-rsid="002dce3f"/>
    </style:style>
    <style:style style:name="P14" style:family="paragraph" style:parent-style-name="Standard">
      <style:text-properties officeooo:rsid="003f5219" officeooo:paragraph-rsid="00353ae6"/>
    </style:style>
    <style:style style:name="P15" style:family="paragraph" style:parent-style-name="Standard">
      <style:text-properties officeooo:rsid="0018f99f" officeooo:paragraph-rsid="00353ae6"/>
    </style:style>
    <style:style style:name="P16" style:family="paragraph" style:parent-style-name="Standard">
      <style:text-properties officeooo:rsid="0019559b" officeooo:paragraph-rsid="00353ae6"/>
    </style:style>
    <style:style style:name="P17" style:family="paragraph" style:parent-style-name="Standard">
      <style:text-properties officeooo:rsid="0026b131" officeooo:paragraph-rsid="0026b131"/>
    </style:style>
    <style:style style:name="P18" style:family="paragraph" style:parent-style-name="Standard">
      <style:text-properties officeooo:rsid="002ce8f2" officeooo:paragraph-rsid="002aab4c"/>
    </style:style>
    <style:style style:name="P19" style:family="paragraph" style:parent-style-name="Standard">
      <style:text-properties officeooo:rsid="002ce8f2" officeooo:paragraph-rsid="003ae672"/>
    </style:style>
    <style:style style:name="P20" style:family="paragraph" style:parent-style-name="Standard">
      <style:text-properties officeooo:rsid="0041b2ee" officeooo:paragraph-rsid="0037004b"/>
    </style:style>
    <style:style style:name="P21" style:family="paragraph" style:parent-style-name="Standard">
      <style:text-properties officeooo:rsid="004131d2" officeooo:paragraph-rsid="004131d2"/>
    </style:style>
    <style:style style:name="P22" style:family="paragraph" style:parent-style-name="Standard">
      <style:text-properties officeooo:rsid="0044948f" officeooo:paragraph-rsid="0044948f"/>
    </style:style>
    <style:style style:name="P23" style:family="paragraph" style:parent-style-name="Standard">
      <style:text-properties officeooo:rsid="0045ac1e" officeooo:paragraph-rsid="0045ac1e"/>
    </style:style>
    <style:style style:name="P24" style:family="paragraph" style:parent-style-name="Standard">
      <style:text-properties officeooo:rsid="00471253" officeooo:paragraph-rsid="00471253"/>
    </style:style>
    <style:style style:name="P25" style:family="paragraph" style:parent-style-name="Standard">
      <style:text-properties officeooo:rsid="004889c2" officeooo:paragraph-rsid="004889c2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39184"/>
    </style:style>
    <style:style style:name="T5" style:family="text">
      <style:text-properties officeooo:rsid="003de188"/>
    </style:style>
    <style:style style:name="T6" style:family="text">
      <style:text-properties officeooo:rsid="004a5045"/>
    </style:style>
    <style:style style:name="T7" style:family="text">
      <style:text-properties officeooo:rsid="004d4005"/>
    </style:style>
    <style:style style:name="T8" style:family="text">
      <style:text-properties officeooo:rsid="0051519a"/>
    </style:style>
    <style:style style:name="T9" style:family="text">
      <style:text-properties officeooo:rsid="0051781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7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5">2de2</text:span></text:p>
      <text:p text:style-name="P17"/>
      <text:p text:style-name="P19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6">2</text:span><text:a xlink:type="simple" xlink:href="https://CODERPROG.COM/LEARN-ALGORITHMS-DATA-STRUCTURES-JAVA/1/2" text:style-name="Internet_20_link" text:visited-style-name="Visited_20_Internet_20_Link"><text:span text:style-name="T6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7">2de2</text:span></text:p>
      <text:p text:style-name="P8"/>
      <text:p text:style-name="P24"><text:a xlink:type="simple" xlink:href="https://coderprog.com/complete-nodejs-course-2/" text:style-name="Internet_20_link" text:visited-style-name="Visited_20_Internet_20_Link">HTTPS://CODERPROG.COM/COMPLETE-NODEJS-COURSE-2/</text:a> <text:span text:style-name="T9">3de7</text:span></text:p>
      <text:p text:style-name="P24"/>
      <text:p text:style-name="P25"><text:a xlink:type="simple" xlink:href="https://coderprog.com/node-socketio-build-web-chat/" text:style-name="Internet_20_link" text:visited-style-name="Visited_20_Internet_20_Link">https://coderprog.com/node-socketio-build-web-chat/</text:a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/</text:a></text:p>
      <text:p text:style-name="P5"/>
      <text:p text:style-name="P12"><text:a xlink:type="simple" xlink:href="https://coderprog.com/databases-node-js-developers/" text:style-name="Internet_20_link" text:visited-style-name="Visited_20_Internet_20_Link"><text:span text:style-name="T4">https://coderprog.com/databases-node-js-developers/</text:span></text:a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/text:p>
      <text:p text:style-name="P18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3"/>
      <text:p text:style-name="P15"><text:a xlink:type="simple" xlink:href="https://coderprog.com/complete-react-fullstack-course/" text:style-name="Internet_20_link" text:visited-style-name="Visited_20_Internet_20_Link">https://coderprog.com/complete-react-fullstack-course/</text:a></text:p>
      <text:p text:style-name="P15"/>
      <text:p text:style-name="P16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6"/>
      <text:p text:style-name="P16"><text:a xlink:type="simple" xlink:href="https://coderprog.com/angular-fundamentals-video/" text:style-name="Internet_20_link" text:visited-style-name="Visited_20_Internet_20_Link">https://coderprog.com/angular-fundamentals-video/</text:a></text:p>
      <text:p text:style-name="P16"/>
      <text:p text:style-name="P14"><text:a xlink:type="simple" xlink:href="https://coderprog.com/angular-cli-mastering-basics/" text:style-name="Internet_20_link" text:visited-style-name="Visited_20_Internet_20_Link">https://coderprog.com/angular-cli-mastering-basics/</text:a></text:p>
      <text:p text:style-name="P11"/>
      <text:p text:style-name="P20"><text:a xlink:type="simple" xlink:href="https://coderprog.com/chatbots-messenger-apiai-nodejs/" text:style-name="Internet_20_link" text:visited-style-name="Visited_20_Internet_20_Link">https://coderprog.com/chatbots-messenger-apiai-nodejs/</text:a></text:p>
      <text:p text:style-name="P20"/>
      <text:p text:style-name="P21"><text:a xlink:type="simple" xlink:href="https://coderprog.com/todomvc-application-vue-react-angular/" text:style-name="Internet_20_link" text:visited-style-name="Visited_20_Internet_20_Link">https://coderprog.com/todomvc-application-vue-react-angular/</text:a></text:p>
      <text:p text:style-name="P21"/>
      <text:p text:style-name="P22"><text:a xlink:type="simple" xlink:href="https://coderprog.com/javascript-choice-angular-react-vue/" text:style-name="Internet_20_link" text:visited-style-name="Visited_20_Internet_20_Link">https://coderprog.com/javascript-choice-angular-react-vue/</text:a></text:p>
      <text:p text:style-name="P22"/>
      <text:p text:style-name="P23"><text:a xlink:type="simple" xlink:href="https://coderprog.com/jquery-master-build-projects/" text:style-name="Internet_20_link" text:visited-style-name="Visited_20_Internet_20_Link">https://coderprog.com/jquery-master-build-projects/</text:a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2T19:30:31.942767592</dc:date>
    <meta:editing-duration>PT1H30M11S</meta:editing-duration>
    <meta:editing-cycles>45</meta:editing-cycles>
    <meta:document-statistic meta:table-count="0" meta:image-count="0" meta:object-count="0" meta:page-count="1" meta:paragraph-count="21" meta:word-count="23" meta:character-count="1158" meta:non-whitespace-character-count="1156"/>
  </office:meta>
</office:document-meta>
</file>